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US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Courier New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ourier New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Courier New"/>
    </style:style>
    <style:style style:name="ce15" style:family="table-cell" style:parent-style-name="Default">
      <style:text-properties style:font-name="Courier New"/>
    </style:style>
    <style:style style:name="ce16" style:family="table-cell" style:parent-style-name="Default">
      <style:table-cell-properties fo:background-color="#00ff00"/>
      <style:text-properties style:font-name="Courier New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Courier New"/>
    </style:style>
    <style:style style:name="ce19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Courier New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21" style:family="table-cell" style:parent-style-name="Default">
      <style:table-cell-properties fo:background-color="#ffff00"/>
      <style:text-properties style:font-name="Courier New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7" style:family="table-cell" style:parent-style-name="Default" style:data-style-name="N5099"/>
    <style:style style:name="ce28" style:family="table-cell" style:parent-style-name="Default" style:data-style-name="N5099">
      <style:table-cell-properties fo:background-color="#ff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10"/>
        <table:table-column table:style-name="co4" table:default-cell-style-name="Default"/>
        <table:table-column table:style-name="co5" table:default-cell-style-name="ce2"/>
        <table:table-column table:style-name="co3" table:default-cell-style-name="ce17"/>
        <table:table-column table:style-name="co4" table:default-cell-style-name="Default"/>
        <table:table-column table:style-name="co5" table:default-cell-style-name="ce2"/>
        <table:table-column table:style-name="co3" table:default-cell-style-name="ce10"/>
        <table:table-column table:style-name="co4" table:default-cell-style-name="Default"/>
        <table:table-column table:style-name="co2" table:default-cell-style-name="ce23"/>
        <table:table-column table:style-name="co6" table:default-cell-style-name="ce10"/>
        <table:table-column table:style-name="co7" table:default-cell-style-name="ce27"/>
        <table:table-row table:style-name="ro2">
          <table:table-cell table:style-name="ce1" office:value-type="string" table:number-columns-spanned="12" table:number-rows-spanned="1">
            <text:p>Refugee Lib Keyboard Code Translations (updated Sept. 15th 2014)</text:p>
            <text:p>(key IDs in the Chrome,FF,IE columns are referring to US keyboard layout)</text:p>
          </table:table-cell>
          <table:covered-table-cell table:number-columns-repeated="8"/>
          <table:covered-table-cell table:number-columns-repeated="2" table:style-name="ce22"/>
          <table:covered-table-cell/>
        </table:table-row>
        <table:table-row table:style-name="ro2">
          <table:table-cell office:value-type="string">
            <text:p>keyIdentifier(Chrome)</text:p>
            <text:p>Normal / NumLock</text:p>
          </table:table-cell>
          <table:table-cell office:value-type="string">
            <text:p>location</text:p>
          </table:table-cell>
          <table:table-cell/>
          <table:table-cell office:value-type="string">
            <text:p>key(FF)</text:p>
          </table:table-cell>
          <table:table-cell office:value-type="string">
            <text:p>location</text:p>
          </table:table-cell>
          <table:table-cell/>
          <table:table-cell office:value-type="string">
            <text:p>key(IE)</text:p>
          </table:table-cell>
          <table:table-cell office:value-type="string">
            <text:p>location</text:p>
          </table:table-cell>
          <table:table-cell/>
          <table:table-cell table:style-name="ce22" office:value-type="string">
            <text:p>rlKeyId</text:p>
          </table:table-cell>
          <table:table-cell table:style-name="ce22"/>
          <table:table-cell office:value-type="string">
            <text:p>same loc</text:p>
          </table:table-cell>
        </table:table-row>
        <table:table-row table:style-name="ro3">
          <table:table-cell table:style-name="ce3" office:value-type="string">
            <text:p>U+001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s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sc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Esc</text:p>
          </table:table-cell>
          <table:table-cell/>
          <table:table-cell table:formula="of:=([.B3] = [.E3])         AND         ([.E3] = [.H3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</text:p>
          </table:table-cell>
          <table:table-cell/>
          <table:table-cell table:formula="of:=([.B4] = [.E4])         AND         ([.E4] = [.H4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2</text:p>
          </table:table-cell>
          <table:table-cell/>
          <table:table-cell table:formula="of:=([.B5] = [.E5])         AND         ([.E5] = [.H5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3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3</text:p>
          </table:table-cell>
          <table:table-cell/>
          <table:table-cell table:formula="of:=([.B6] = [.E6])         AND         ([.E6] = [.H6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4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4</text:p>
          </table:table-cell>
          <table:table-cell/>
          <table:table-cell table:formula="of:=([.B7] = [.E7])         AND         ([.E7] = [.H7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5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5</text:p>
          </table:table-cell>
          <table:table-cell/>
          <table:table-cell table:formula="of:=([.B8] = [.E8])         AND         ([.E8] = [.H8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6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6</text:p>
          </table:table-cell>
          <table:table-cell/>
          <table:table-cell table:formula="of:=([.B9] = [.E9])         AND         ([.E9] = [.H9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7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7</text:p>
          </table:table-cell>
          <table:table-cell/>
          <table:table-cell table:formula="of:=([.B10] = [.E10])         AND         ([.E10] = [.H10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8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8</text:p>
          </table:table-cell>
          <table:table-cell/>
          <table:table-cell table:formula="of:=([.B11] = [.E11])         AND         ([.E11] = [.H1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9</text:p>
          </table:table-cell>
          <table:table-cell/>
          <table:table-cell table:formula="of:=([.B12] = [.E12])         AND         ([.E12] = [.H1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0</text:p>
          </table:table-cell>
          <table:table-cell/>
          <table:table-cell table:formula="of:=([.B13] = [.E13])         AND         ([.E13] = [.H1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1</text:p>
          </table:table-cell>
          <table:table-cell/>
          <table:table-cell table:formula="of:=([.B14] = [.E14])         AND         ([.E14] = [.H1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2</text:p>
          </table:table-cell>
          <table:table-cell/>
          <table:table-cell table:formula="of:=([.B15] = [.E15])         AND         ([.E15] = [.H1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rintScreen</text:p>
          </table:table-cell>
          <table:table-cell/>
          <table:table-cell table:formula="of:=([.B16] = [.E16])         AND         ([.E16] = [.H1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 table:style-name="ce15"/>
          <table:table-cell table:style-name="ce7" office:value-type="string">
            <text:p>ScrollLock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ScrollLock</text:p>
          </table:table-cell>
          <table:table-cell/>
          <table:table-cell table:formula="of:=([.B17] = [.E17])         AND         ([.E17] = [.H1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use</text:p>
          </table:table-cell>
          <table:table-cell/>
          <table:table-cell table:formula="of:=([.B18] = [.E18])         AND         ([.E18] = [.H1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C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`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`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19] = [.E19])         AND         ([.E19] = [.H1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1</text:p>
          </table:table-cell>
          <table:table-cell/>
          <table:table-cell table:formula="of:=([.B20] = [.E20])         AND         ([.E20] = [.H2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2</text:p>
          </table:table-cell>
          <table:table-cell/>
          <table:table-cell table:formula="of:=([.B21] = [.E21])         AND         ([.E21] = [.H2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3</text:p>
          </table:table-cell>
          <table:table-cell/>
          <table:table-cell table:formula="of:=([.B22] = [.E22])         AND         ([.E22] = [.H2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4</text:p>
          </table:table-cell>
          <table:table-cell/>
          <table:table-cell table:formula="of:=([.B23] = [.E23])         AND         ([.E23] = [.H2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5</text:p>
          </table:table-cell>
          <table:table-cell/>
          <table:table-cell table:formula="of:=([.B24] = [.E24])         AND         ([.E24] = [.H2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6</text:p>
          </table:table-cell>
          <table:table-cell/>
          <table:table-cell table:formula="of:=([.B25] = [.E25])         AND         ([.E25] = [.H2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7</text:p>
          </table:table-cell>
          <table:table-cell/>
          <table:table-cell table:formula="of:=([.B26] = [.E26])         AND         ([.E26] = [.H2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8</text:p>
          </table:table-cell>
          <table:table-cell/>
          <table:table-cell table:formula="of:=([.B27] = [.E27])         AND         ([.E27] = [.H2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9</text:p>
          </table:table-cell>
          <table:table-cell/>
          <table:table-cell table:formula="of:=([.B28] = [.E28])         AND         ([.E28] = [.H2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0</text:p>
          </table:table-cell>
          <table:table-cell/>
          <table:table-cell table:formula="of:=([.B29] = [.E29])         AND         ([.E29] = [.H2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-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30] = [.E30])         AND         ([.E30] = [.H3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=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=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31] = [.E31])         AND         ([.E31] = [.H3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ackspac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ackspace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Backspace</text:p>
          </table:table-cell>
          <table:table-cell/>
          <table:table-cell table:formula="of:=([.B32] = [.E32])         AND         ([.E32] = [.H3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Insert</text:p>
          </table:table-cell>
          <table:table-cell/>
          <table:table-cell table:formula="of:=([.B33] = [.E33])         AND         ([.E33] = [.H3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Home</text:p>
          </table:table-cell>
          <table:table-cell/>
          <table:table-cell table:formula="of:=([.B34] = [.E34])         AND         ([.E34] = [.H3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Up</text:p>
          </table:table-cell>
          <table:table-cell/>
          <table:table-cell table:formula="of:=([.B35] = [.E35])         AND         ([.E35] = [.H3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90</text:p>
          </table:table-cell>
          <table:table-cell table:style-name="ce14" office:value-type="float" office:value="3">
            <text:p>3</text:p>
          </table:table-cell>
          <table:table-cell table:style-name="ce15"/>
          <table:table-cell table:style-name="ce6" office:value-type="string">
            <text:p>NumLock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umLock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NumLock</text:p>
          </table:table-cell>
          <table:table-cell/>
          <table:table-cell table:style-name="ce28" table:formula="of:=([.B36] = [.E36])         AND         ([.E36] = [.H36])" office:value-type="boolean" office:boolean-value="false">
            <text:p>FALS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/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ivide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/</text:p>
          </table:table-cell>
          <table:table-cell/>
          <table:table-cell table:formula="of:=([.B37] = [.E37])         AND         ([.E37] = [.H3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*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Multiply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*</text:p>
          </table:table-cell>
          <table:table-cell/>
          <table:table-cell table:formula="of:=([.B38] = [.E38])         AND         ([.E38] = [.H3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-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Subtract</text:p>
          </table:table-cell>
          <table:table-cell table:style-name="ce11" office:value-type="float" office:value="3">
            <text:p>3</text:p>
          </table:table-cell>
          <table:table-cell/>
          <table:table-cell table:style-name="ce24" office:value-type="string">
            <text:p>N-</text:p>
          </table:table-cell>
          <table:table-cell/>
          <table:table-cell table:formula="of:=([.B39] = [.E39])         AND         ([.E39] = [.H3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a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ab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Tab</text:p>
          </table:table-cell>
          <table:table-cell/>
          <table:table-cell table:formula="of:=([.B40] = [.E40])         AND         ([.E40] = [.H4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q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q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Q</text:p>
          </table:table-cell>
          <table:table-cell/>
          <table:table-cell table:formula="of:=([.B41] = [.E41])         AND         ([.E41] = [.H4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w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W</text:p>
          </table:table-cell>
          <table:table-cell/>
          <table:table-cell table:formula="of:=([.B42] = [.E42])         AND         ([.E42] = [.H4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E</text:p>
          </table:table-cell>
          <table:table-cell/>
          <table:table-cell table:formula="of:=([.B43] = [.E43])         AND         ([.E43] = [.H4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r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r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R</text:p>
          </table:table-cell>
          <table:table-cell/>
          <table:table-cell table:formula="of:=([.B44] = [.E44])         AND         ([.E44] = [.H4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T</text:p>
          </table:table-cell>
          <table:table-cell/>
          <table:table-cell table:formula="of:=([.B45] = [.E45])         AND         ([.E45] = [.H4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y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y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Y</text:p>
          </table:table-cell>
          <table:table-cell/>
          <table:table-cell table:formula="of:=([.B46] = [.E46])         AND         ([.E46] = [.H4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u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u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U</text:p>
          </table:table-cell>
          <table:table-cell/>
          <table:table-cell table:formula="of:=([.B47] = [.E47])         AND         ([.E47] = [.H4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i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i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I</text:p>
          </table:table-cell>
          <table:table-cell/>
          <table:table-cell table:formula="of:=([.B48] = [.E48])         AND         ([.E48] = [.H4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o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o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O</text:p>
          </table:table-cell>
          <table:table-cell/>
          <table:table-cell table:formula="of:=([.B49] = [.E49])         AND         ([.E49] = [.H4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p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p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P</text:p>
          </table:table-cell>
          <table:table-cell/>
          <table:table-cell table:formula="of:=([.B50] = [.E50])         AND         ([.E50] = [.H5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[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[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1] = [.E51])         AND         ([.E51] = [.H5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]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]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2] = [.E52])         AND         ([.E52] = [.H5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\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\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3] = [.E53])         AND         ([.E53] = [.H5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Del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De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el</text:p>
          </table:table-cell>
          <table:table-cell/>
          <table:table-cell table:formula="of:=([.B54] = [.E54])         AND         ([.E54] = [.H5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End</text:p>
          </table:table-cell>
          <table:table-cell/>
          <table:table-cell table:formula="of:=([.B55] = [.E55])         AND         ([.E55] = [.H5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Down</text:p>
          </table:table-cell>
          <table:table-cell/>
          <table:table-cell table:formula="of:=([.B56] = [.E56])         AND         ([.E56] = [.H5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Home <text:s/>/ U+0047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Home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7</text:p>
          </table:table-cell>
          <table:table-cell/>
          <table:table-cell table:formula="of:=([.B57] = [.E57])         AND         ([.E57] = [.H57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Up / U+0048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8</text:p>
          </table:table-cell>
          <table:table-cell/>
          <table:table-cell table:formula="of:=([.B58] = [.E58])         AND         ([.E58] = [.H5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Up / U+0049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9</text:p>
          </table:table-cell>
          <table:table-cell/>
          <table:table-cell table:formula="of:=([.B59] = [.E59])         AND         ([.E59] = [.H5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+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Add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+</text:p>
          </table:table-cell>
          <table:table-cell/>
          <table:table-cell table:formula="of:=([.B60] = [.E60])         AND         ([.E60] = [.H6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CapsLock</text:p>
          </table:table-cell>
          <table:table-cell/>
          <table:table-cell table:formula="of:=([.B61] = [.E61])         AND         ([.E61] = [.H6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a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a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A</text:p>
          </table:table-cell>
          <table:table-cell/>
          <table:table-cell table:formula="of:=([.B62] = [.E62])         AND         ([.E62] = [.H6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s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s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S</text:p>
          </table:table-cell>
          <table:table-cell/>
          <table:table-cell table:formula="of:=([.B63] = [.E63])         AND         ([.E63] = [.H6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D</text:p>
          </table:table-cell>
          <table:table-cell/>
          <table:table-cell table:formula="of:=([.B64] = [.E64])         AND         ([.E64] = [.H6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f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F</text:p>
          </table:table-cell>
          <table:table-cell/>
          <table:table-cell table:formula="of:=([.B65] = [.E65])         AND         ([.E65] = [.H6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g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g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G</text:p>
          </table:table-cell>
          <table:table-cell/>
          <table:table-cell table:formula="of:=([.B66] = [.E66])         AND         ([.E66] = [.H6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h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H</text:p>
          </table:table-cell>
          <table:table-cell/>
          <table:table-cell table:formula="of:=([.B67] = [.E67])         AND         ([.E67] = [.H6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j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j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J</text:p>
          </table:table-cell>
          <table:table-cell/>
          <table:table-cell table:formula="of:=([.B68] = [.E68])         AND         ([.E68] = [.H6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k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K</text:p>
          </table:table-cell>
          <table:table-cell/>
          <table:table-cell table:formula="of:=([.B69] = [.E69])         AND         ([.E69] = [.H6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l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L</text:p>
          </table:table-cell>
          <table:table-cell/>
          <table:table-cell table:formula="of:=([.B70] = [.E70])         AND         ([.E70] = [.H7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;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;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Unknown</text:p>
          </table:table-cell>
          <table:table-cell/>
          <table:table-cell table:formula="of:=([.B71] = [.E71])         AND         ([.E71] = [.H7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'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'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Unknown</text:p>
          </table:table-cell>
          <table:table-cell/>
          <table:table-cell table:formula="of:=([.B72] = [.E72])         AND         ([.E72] = [.H7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Enter</text:p>
          </table:table-cell>
          <table:table-cell/>
          <table:table-cell table:formula="of:=([.B73] = [.E73])         AND         ([.E73] = [.H7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Left / U+0044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Lef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4</text:p>
          </table:table-cell>
          <table:table-cell/>
          <table:table-cell table:formula="of:=([.B74] = [.E74])         AND         ([.E74] = [.H7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Clear / U+0045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string">
            <text:p>Unidentified / 5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Clear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5</text:p>
          </table:table-cell>
          <table:table-cell/>
          <table:table-cell table:formula="of:=([.B75] = [.E75])         AND         ([.E75] = [.H75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Right / U+0046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Righ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6</text:p>
          </table:table-cell>
          <table:table-cell/>
          <table:table-cell table:formula="of:=([.B76] = [.E76])         AND         ([.E76] = [.H76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/>
          <table:table-cell table:style-name="ce26" office:value-type="string">
            <text:p>LeftShift</text:p>
          </table:table-cell>
          <table:table-cell/>
          <table:table-cell table:formula="of:=([.B77] = [.E77])         AND         ([.E77] = [.H7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z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z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Z</text:p>
          </table:table-cell>
          <table:table-cell/>
          <table:table-cell table:formula="of:=([.B78] = [.E78])         AND         ([.E78] = [.H7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x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x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X</text:p>
          </table:table-cell>
          <table:table-cell/>
          <table:table-cell table:formula="of:=([.B79] = [.E79])         AND         ([.E79] = [.H7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c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C</text:p>
          </table:table-cell>
          <table:table-cell/>
          <table:table-cell table:formula="of:=([.B80] = [.E80])         AND         ([.E80] = [.H8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v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v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V</text:p>
          </table:table-cell>
          <table:table-cell/>
          <table:table-cell table:formula="of:=([.B81] = [.E81])         AND         ([.E81] = [.H8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B</text:p>
          </table:table-cell>
          <table:table-cell/>
          <table:table-cell table:formula="of:=([.B82] = [.E82])         AND         ([.E82] = [.H8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n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N</text:p>
          </table:table-cell>
          <table:table-cell/>
          <table:table-cell table:formula="of:=([.B83] = [.E83])         AND         ([.E83] = [.H8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m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m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M</text:p>
          </table:table-cell>
          <table:table-cell/>
          <table:table-cell table:formula="of:=([.B84] = [.E84])         AND         ([.E84] = [.H8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,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,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5] = [.E85])         AND         ([.E85] = [.H8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.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.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6] = [.E86])         AND         ([.E86] = [.H8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/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/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7] = [.E87])         AND         ([.E87] = [.H8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Shift</text:p>
          </table:table-cell>
          <table:table-cell/>
          <table:table-cell table:formula="of:=([.B88] = [.E88])         AND         ([.E88] = [.H88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Up</text:p>
          </table:table-cell>
          <table:table-cell/>
          <table:table-cell table:formula="of:=([.B89] = [.E89])         AND         ([.E89] = [.H89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End / U+0041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End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1</text:p>
          </table:table-cell>
          <table:table-cell/>
          <table:table-cell table:formula="of:=([.B90] = [.E90])         AND         ([.E90] = [.H90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Down / U+0042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2</text:p>
          </table:table-cell>
          <table:table-cell/>
          <table:table-cell table:formula="of:=([.B91] = [.E91])         AND         ([.E91] = [.H91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Down / U+0043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3</text:p>
          </table:table-cell>
          <table:table-cell/>
          <table:table-cell table:formula="of:=([.B92] = [.E92])         AND         ([.E92] = [.H9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NEnter </text:p>
          </table:table-cell>
          <table:table-cell/>
          <table:table-cell table:formula="of:=([.B93] = [.E93])         AND         ([.E93] = [.H9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Control</text:p>
          </table:table-cell>
          <table:table-cell/>
          <table:table-cell table:formula="of:=([.B94] = [.E94])         AND         ([.E94] = [.H9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1">
            <text:p>1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/>
          <table:table-cell office:value-type="string">
            <text:p>LeftOS</text:p>
          </table:table-cell>
          <table:table-cell/>
          <table:table-cell table:formula="of:=([.B95] = [.E95])         AND         ([.E95] = [.H9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Alt</text:p>
          </table:table-cell>
          <table:table-cell/>
          <table:table-cell table:formula="of:=([.B96] = [.E96])         AND         ([.E96] = [.H9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2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n empty string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pacebar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Space</text:p>
          </table:table-cell>
          <table:table-cell/>
          <table:table-cell table:formula="of:=([.B97] = [.E97])         AND         ([.E97] = [.H9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Alt</text:p>
          </table:table-cell>
          <table:table-cell/>
          <table:table-cell table:formula="of:=([.B98] = [.E98])         AND         ([.E98] = [.H9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2">
            <text:p>2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/>
          <table:table-cell office:value-type="string">
            <text:p>RightOS</text:p>
          </table:table-cell>
          <table:table-cell/>
          <table:table-cell table:formula="of:=([.B99] = [.E99])         AND         ([.E99] = [.H99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Control</text:p>
          </table:table-cell>
          <table:table-cell/>
          <table:table-cell table:formula="of:=([.B100] = [.E100])         AND         ([.E100] = [.H10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Left</text:p>
          </table:table-cell>
          <table:table-cell/>
          <table:table-cell table:formula="of:=([.B101] = [.E101])         AND         ([.E101] = [.H10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Down</text:p>
          </table:table-cell>
          <table:table-cell/>
          <table:table-cell table:formula="of:=([.B102] = [.E102])         AND         ([.E102] = [.H10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Right</text:p>
          </table:table-cell>
          <table:table-cell/>
          <table:table-cell table:formula="of:=([.B103] = [.E103])         AND         ([.E103] = [.H10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Insert / U+0060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Insert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0</text:p>
          </table:table-cell>
          <table:table-cell/>
          <table:table-cell table:formula="of:=([.B104] = [.E104])         AND         ([.E104] = [.H10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 / U+004E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.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el / Decimal</text:p>
          </table:table-cell>
          <table:table-cell table:style-name="ce11" office:value-type="float" office:value="3">
            <text:p>3</text:p>
          </table:table-cell>
          <table:table-cell table:style-name="ce15"/>
          <table:table-cell office:value-type="string">
            <text:p>ND</text:p>
          </table:table-cell>
          <table:table-cell/>
          <table:table-cell table:formula="of:=([.B105] = [.E105])         AND         ([.E105] = [.H10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Shif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Control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Al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7" office:value-type="string">
            <text:p>OS</text:p>
          </table:table-cell>
          <table:table-cell table:style-name="ce20" office:value-type="float" office:value="0">
            <text:p>0</text:p>
          </table:table-cell>
          <table:table-cell table:style-name="ce11"/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OS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8" table:number-rows-spanned="1">
            <text:p>Meta(Ctrl+Shift+Alt)(FF in Ubuntu VM) 1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number-columns-repeated="2" table:style-name="ce15"/>
          <table:covered-table-cell table:style-name="ce11"/>
          <table:table-cell table:style-name="ce15"/>
          <table:table-cell table:style-name="ce11" office:value-type="string">
            <text:p>MetaLeft</text:p>
          </table:table-cell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Meta(Ctrl+Shift+Alt)(FF in Ubuntu VM) 2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style-name="ce15"/>
          <table:covered-table-cell table:style-name="ce7"/>
          <table:covered-table-cell table:style-name="ce11"/>
          <table:table-cell table:style-name="ce15"/>
          <table:table-cell office:value-type="string">
            <text:p>MetaRight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8" table:number-rows-spanned="1">
            <text:p>locale(key-driver-specific) chars (the char is deliverd in 'printableChar')</text:p>
            <text:p>where the key which produced the char is un-determinable</text:p>
          </table:table-cell>
          <table:covered-table-cell table:number-columns-repeated="7" table:style-name="ce15"/>
          <table:table-cell table:style-name="ce15"/>
          <table:table-cell table:style-name="ce11" office:value-type="string">
            <text:p>Unknown</text:p>
          </table:table-cell>
          <table:table-cell table:number-columns-repeated="2"/>
        </table:table-row>
        <table:table-row table:style-name="ro1" table:number-rows-repeated="14">
          <table:table-cell table:style-name="ce7"/>
          <table:table-cell table:style-name="ce11"/>
          <table:table-cell table:style-name="ce15"/>
          <table:table-cell table:style-name="ce7"/>
          <table:table-cell table:style-name="ce20"/>
          <table:table-cell table:style-name="ce15"/>
          <table:table-cell table:style-name="ce7"/>
          <table:table-cell table:style-name="ce11"/>
          <table:table-cell table:style-name="ce15"/>
          <table:table-cell table:number-columns-repeated="3"/>
        </table:table-row>
        <table:table-row table:style-name="ro1" table:number-rows-repeated="10484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3:38:29.14</meta:creation-date>
    <dc:date>2014-09-16T00:44:54.68</dc:date>
    <meta:editing-duration>PT15H38M30S</meta:editing-duration>
    <meta:editing-cycles>58</meta:editing-cycles>
    <meta:generator>LibreOffice/3.5$Windows_x86 LibreOffice_project/165a79a-7059095-e13bb37-fef39a4-9503d18</meta:generator>
    <meta:document-statistic meta:table-count="3" meta:cell-count="867" meta:object-count="0"/>
  </office:meta>
</office:document-meta>
</file>